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1.924cm" fo:min-width="2.012cm" fo:padding-top="0.125cm" fo:padding-bottom="0.125cm" fo:padding-left="0.25cm" fo:padding-right="0.25cm" style:writing-mode="lr-tb"/>
      <style:paragraph-properties style:writing-mode="lr-tb"/>
    </style:style>
    <style:style style:name="gr2" style:family="graphic" style:parent-style-name="Default_20_Drawing_20_Style_5f_1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5" style:family="graphic" style:parent-style-name="Default_20_Drawing_20_Style_5f_1">
      <style:graphic-properties draw:stroke="none" svg:stroke-color="#000000" draw:fill="none" draw:fill-color="#ffffff" fo:min-height="0.511cm"/>
      <style:paragraph-properties style:writing-mode="lr-tb"/>
    </style:style>
    <style:style style:name="gr6" style:family="graphic" style:parent-style-name="objectwithoutfill">
      <style:graphic-properties svg:stroke-color="#000000" draw:marker-start="Arrowheads_20_11" draw:marker-start-width="0.3cm" draw:marker-end="Arrowheads_20_12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8" style:family="graphic" style:parent-style-name="objectwithoutfill">
      <style:graphic-properties draw:stroke="dash" draw:stroke-dash="Double_20_Dash" svg:stroke-color="#000000" svg:stroke-linecap="butt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loext:graphic-properties draw:fill="none" draw:fill-color="#ffffff"/>
      <style:paragraph-properties fo:text-align="start">
        <style:tab-stops/>
      </style:paragraph-properties>
      <style:text-properties fo:font-size="12pt" fo:font-weight="normal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Liberation Sans1" fo:font-size="12pt" fo:font-weight="normal" style:font-size-asian="18pt" style:font-size-complex="18pt"/>
    </style:style>
    <style:style style:name="T2" style:family="text">
      <style:text-properties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_ 11" draw:style-name="gr1" draw:text-style-name="P1" xml:id="id1" draw:id="id1" draw:layer="layout" svg:width="2.512cm" svg:height="2.174cm" svg:x="0.24cm" svg:y="4.16cm">
          <draw:glue-point draw:id="4" svg:x="5.003cm" svg:y="-2.971cm"/>
          <draw:glue-point draw:id="5" svg:x="5.003cm" svg:y="2.786cm"/>
          <text:p text:style-name="P1"><text:span text:style-name="T1">IdP/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191cm" svg:height="0.725cm" svg:x="3.74cm" svg:y="5.13cm">
          <draw:text-box>
            <text:p text:style-name="P2"><text:span text:style-name="T2">Iden</text:span><text:span text:style-name="T2">tity </text:span><text:span text:style-name="T2">Infor</text:span><text:span text:style-name="T2">mati</text:span><text:span text:style-name="T2">on</text:span></text:p>
          </draw:text-box>
        </draw:frame>
        <draw:frame draw:style-name="gr2" draw:text-style-name="P3" draw:layer="layout" svg:width="4.135cm" svg:height="0.725cm" svg:x="12.321cm" svg:y="4.53cm">
          <draw:text-box>
            <text:p text:style-name="P2"><text:span text:style-name="T2">Identity </text:span><text:span text:style-name="T2">Informatio</text:span><text:span text:style-name="T2">n</text:span></text:p>
          </draw:text-box>
        </draw:frame>
        <draw:custom-shape draw:name="aaa_ 13" draw:style-name="gr1" draw:text-style-name="P1" xml:id="id2" draw:id="id2" draw:layer="layout" svg:width="2.512cm" svg:height="2.174cm" svg:x="8.84cm" svg:y="4.16cm">
          <draw:glue-point draw:id="4" svg:x="-5.003cm" svg:y="2.786cm"/>
          <draw:glue-point draw:id="5" svg:x="-5.003cm" svg:y="-2.971cm"/>
          <text:p text:style-name="P1"><text:span text:style-name="T1">RP/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14" draw:style-name="gr1" draw:text-style-name="P1" xml:id="id3" draw:id="id3" draw:layer="layout" svg:width="2.512cm" svg:height="2.174cm" svg:x="17.54cm" svg:y="4.16cm">
          <text:p text:style-name="P1"><text:span text:style-name="T1">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.752cm" svg:y1="5.852cm" svg:x2="8.84cm" svg:y2="5.852cm" draw:start-shape="id1" draw:start-glue-point="5" draw:end-shape="id2" draw:end-glue-point="4" svg:d="M2752 5852h6088" svg:viewBox="0 0 6089 1">
          <text:p/>
        </draw:connector>
        <draw:connector draw:style-name="gr4" draw:text-style-name="P4" draw:layer="layout" draw:type="line" svg:x1="11.352cm" svg:y1="5.247cm" svg:x2="17.54cm" svg:y2="5.247cm" draw:start-shape="id2" draw:start-glue-point="1" draw:end-shape="id3" draw:end-glue-point="3" svg:d="M11352 5247h6188" svg:viewBox="0 0 6189 1">
          <text:p/>
        </draw:connector>
        <draw:frame draw:style-name="gr5" draw:text-style-name="P3" draw:layer="layout" svg:width="5.461cm" svg:height="0.761cm" svg:x="2.997cm" svg:y="1.762cm">
          <draw:text-box>
            <text:p text:style-name="P2"><text:span text:style-name="T2">OIDC Authentication Flow</text:span></text:p>
          </draw:text-box>
        </draw:frame>
        <draw:connector draw:style-name="gr6" draw:text-style-name="P4" draw:layer="layout" draw:line-skew="-1.134cm" svg:x1="1.496cm" svg:y1="4.16cm" svg:x2="10.096cm" svg:y2="4.16cm" draw:start-shape="id1" draw:start-glue-point="0" draw:end-shape="id2" draw:end-glue-point="0" svg:d="M1496 4160v-1635h8600v1635" svg:viewBox="0 0 8601 1636">
          <text:p/>
        </draw:connector>
        <draw:connector draw:style-name="gr7" draw:text-style-name="P4" draw:layer="layout" draw:type="line" svg:x1="8.84cm" svg:y1="4.602cm" svg:x2="2.752cm" svg:y2="4.602cm" draw:start-shape="id2" draw:start-glue-point="5" draw:end-shape="id1" draw:end-glue-point="4" svg:d="M8840 4602h-6088" svg:viewBox="0 0 6089 1">
          <text:p/>
        </draw:connector>
        <draw:frame draw:style-name="gr2" draw:text-style-name="P3" draw:layer="layout" svg:width="3.302cm" svg:height="0.725cm" svg:x="4.075cm" svg:y="3.882cm">
          <draw:text-box>
            <text:p text:style-name="P2"><text:span text:style-name="T2">Access Token</text:span></text:p>
          </draw:text-box>
        </draw:frame>
        <draw:line draw:style-name="gr8" draw:text-style-name="P4" draw:layer="layout" svg:x1="14.543cm" svg:y1="6.593cm" svg:x2="14.543cm" svg:y2="1.132cm">
          <text:p/>
        </draw:line>
        <draw:frame draw:style-name="gr2" draw:text-style-name="P3" draw:layer="layout" svg:width="5.564cm" svg:height="0.725cm" svg:x="11.795cm" svg:y="0.463cm">
          <draw:text-box>
            <text:p text:style-name="P2"><text:span text:style-name="T2">Security Domain Boundar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stroke-dash="Dashed_20__28_var_29__20_5" draw:fill="gradient" draw:fill-gradient-name="Gradient_20_1" draw:gradient-step-count="0" draw:textarea-vertical-align="middle" draw:auto-grow-width="tru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0.32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2-05-08T18:43:54.487227433</meta:creation-date>
    <dc:date>2023-03-11T12:27:17.409195645</dc:date>
    <dc:creator>Igor Zboran</dc:creator>
    <meta:editing-duration>PT3H7M24S</meta:editing-duration>
    <meta:editing-cycles>42</meta:editing-cycles>
    <meta:generator>LibreOffice/7.5.1.2$Linux_X86_64 LibreOffice_project/81bce3cd17f5e01886721863a4fa0d99f91033a6</meta:generator>
    <meta:document-statistic meta:object-count="13"/>
  </office:meta>
</office:document-meta>
</file>